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able-cell" style:name="a7d5839">
      <style:table-cell-properties fo:border-bottom="0.02mm solid #000000" fo:border-left="0.02mm solid #000000" fo:border-right="0.02mm solid #000000" fo:border-top="0.02mm solid #000000"/>
    </style:style>
    <style:style style:family="table-column" style:name="a5c909c">
      <style:table-column-properties style:rel-column-width="1000*"/>
    </style:style>
    <style:style style:family="table" style:name="a3d5ee5" style:parent-style-name="TableGrid">
      <style:table-properties style:rel-width="100%"/>
    </style:style>
    <style:style style:family="table" style:name="a4857b0" style:parent-style-name="TableGrid">
      <style:table-properties style:width="13.309cm" table:align="left"/>
    </style:style>
    <style:style style:family="table-column" style:name="a804b81">
      <style:table-column-properties style:column-width="87.93mm"/>
    </style:style>
    <style:style style:family="table-column" style:name="abcd535">
      <style:table-column-properties style:column-width="45.16mm"/>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style-name="a4857b0">
        <table:table-column table:style-name="a804b81"/>
        <table:table-column table:style-name="abcd535"/>
        <table:table-row>
          <table:table-cell table:style-name="a7d5839"/>
          <table:table-cell table:style-name="a7d5839"/>
        </table:table-row>
        <table:table-row>
          <table:table-cell table:style-name="a7d5839"/>
          <table:table-cell table:style-name="a7d5839"/>
        </table:table-row>
      </table:table>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Table Grid" style:family="table" style:name="TableGrid"/>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109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0</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